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sh" svg:font-family="Mulish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3">
      <style:text-properties fo:font-variant="normal" fo:text-transform="none" fo:color="#202124" loext:opacity="100%" style:font-name="Liberation Serif" fo:font-size="12pt" fo:letter-spacing="normal" fo:font-style="normal" fo:font-weight="normal" officeooo:rsid="00125725" officeooo:paragraph-rsid="00125725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text-properties style:font-name="Liberation Serif" fo:font-weight="bold" officeooo:rsid="00125725" officeooo:paragraph-rsid="00125725" style:font-weight-asian="bold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text-properties fo:font-weight="bold" officeooo:rsid="00125725" officeooo:paragraph-rsid="00125725" style:font-weight-asian="bold" style:font-weight-complex="bold"/>
    </style:style>
    <style:style style:name="P6" style:family="paragraph" style:parent-style-name="Standard">
      <style:text-properties fo:font-weight="normal" officeooo:rsid="00125725" officeooo:paragraph-rsid="00125725" style:font-weight-asian="normal" style:font-weight-complex="normal"/>
    </style:style>
    <style:style style:name="P7" style:family="paragraph" style:parent-style-name="Standard" style:list-style-name="L4">
      <style:text-properties fo:font-weight="normal" officeooo:rsid="00125725" officeooo:paragraph-rsid="00125725" style:font-weight-asian="normal" style:font-weight-complex="normal"/>
    </style:style>
    <style:style style:name="P8" style:family="paragraph" style:parent-style-name="Standard" style:list-style-name="L5">
      <style:text-properties fo:font-weight="normal" officeooo:rsid="00125725" officeooo:paragraph-rsid="00125725" style:font-weight-asian="normal" style:font-weight-complex="normal"/>
    </style:style>
    <style:style style:name="T1" style:family="text">
      <style:text-properties style:font-name="Liberation Seri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Summary of life insurance:</text:p>
      <text:p text:style-name="P3"/>
      <text:list text:style-name="L3">
        <text:list-item>
          <text:p text:style-name="P1">Life Insurance can be defined as a contract between an insurance policy holder and an insurance company, where the insurer promises to pay a sum of money in exchange for a premium, upon the death of an insured person or after a set period</text:p>
        </text:list-item>
      </text:list>
      <text:p text:style-name="P2"/>
      <text:list text:style-name="L1">
        <text:list-item>
          <text:p text:style-name="P4"><text:span text:style-name="T1">Life Insurance can be defined as a contract between an insurance policy holder and an insurance company, where the insurer promises to pay a sum of money in exchange for a premium, upon the death of an insured person or after a set period. Here, at ICICI Prudential Life Insurance, you pay premiums for a specific term and in return, we provide you with a Life Cover. This Life Cover secures your loved ones’ future by paying a lump sum amount in case of an unfortunate event. In some policies, you are paid an amount called Maturity Benefit at the end of the policy term.</text:span></text:p>
        </text:list-item>
      </text:list>
      <text:p text:style-name="Standard"/>
      <text:p text:style-name="P5">Roles of life insurance:</text:p>
      <text:p text:style-name="P5"/>
      <text:list text:style-name="L4">
        <text:list-item>
          <text:p text:style-name="P7">Risk</text:p>
        </text:list-item>
        <text:list-item>
          <text:p text:style-name="P7">Lump sum amount available</text:p>
        </text:list-item>
        <text:list-item>
          <text:p text:style-name="P7">Fund available for future expenses</text:p>
        </text:list-item>
        <text:list-item>
          <text:p text:style-name="P7">Standard of Living maintained</text:p>
        </text:list-item>
      </text:list>
      <text:p text:style-name="P6"/>
      <text:p text:style-name="P6"/>
      <text:p text:style-name="P5">Insurance Protects us from:</text:p>
      <text:p text:style-name="P5"/>
      <text:list text:style-name="L5">
        <text:list-item>
          <text:p text:style-name="P8">Death</text:p>
        </text:list-item>
        <text:list-item>
          <text:p text:style-name="P8">Disability</text:p>
        </text:list-item>
        <text:list-item>
          <text:p text:style-name="P8">Disease</text:p>
        </text:list-item>
        <text:list-item>
          <text:p text:style-name="P8">Destitution</text:p>
        </text:list-item>
      </text:list>
      <text:p text:style-name="P6"/>
      <text:p text:style-name="P6"/>
      <text:p text:style-name="P6"/>
      <text:p text:style-name="P6"/>
      <text:p text:style-name="P6">And this life insurance helps us when we are in trobble, When we met with any accident and we cannot spend big ammount, even we wont be having such a big amount alltogether. In this case we this life insurace will help us.</text:p>
      <text:p text:style-name="P6"/>
      <text:p text:style-name="P6">For this we should registered with life insurance and we can clime some big ammount which was quoted earlier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ulish" svg:font-family="Mulish, sans-serif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09:04:28.763959556</meta:creation-date>
    <dc:date>2023-04-03T09:19:06.453178419</dc:date>
    <meta:editing-duration>PT14M38S</meta:editing-duration>
    <meta:editing-cycles>1</meta:editing-cycles>
    <meta:generator>LibreOffice/7.4.4.2$Linux_X86_64 LibreOffice_project/40$Build-2</meta:generator>
    <meta:document-statistic meta:table-count="0" meta:image-count="0" meta:object-count="0" meta:page-count="1" meta:paragraph-count="15" meta:word-count="251" meta:character-count="1353" meta:non-whitespace-character-count="1127"/>
  </office:meta>
</office:document-meta>
</file>